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kecker Simulation Aufbau(Implemetierung):</text:p>
      <text:p text:style-name="Standard"><text:span text:style-name="T1">Die diversen Klassen des Programms habe wir in verschieden Packages</text:span><text:span text:style-name="T1"><text:note text:id="ftn0" text:note-class="footnote"><text:note-citation>1</text:note-citation><text:note-body><text:p text:style-name="Footnote"/></text:note-body></text:note></text:span><text:span text:style-name="T1"> zusammengefasst , um sie inhaltlich voneinander Abzugrenzen. </text:span></text:p>
      <text:p text:style-name="Standard"><text:span text:style-name="T1">Zum einen gibt es das Package Checkers, welches alle Klassen zusammen fasst die direkt etwas mit dem Spiel und dessen durchlauf zu tun haben. </text:span></text:p>
      <text:p text:style-name="Standard"><text:span text:style-name="T1">Des Weiteren gibt es das Package GUI, in dem die grafische Oberfläche realisiert wird. Diese beiden Packages hängen auch sehr miteinander zusammen, da man durch die grafische Oberfläche das Spielfeld beinflusst.</text:span></text:p>
      <text:p text:style-name="Standard"><text:span text:style-name="T1">Außerdem gib es noch die Evalua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36S</meta:editing-duration>
    <meta:editing-cycles>3</meta:editing-cycles>
    <meta:generator>OpenOffice/4.1.4$Win32 OpenOffice.org_project/414m5$Build-9788</meta:generator>
    <dc:date>2018-01-04T17:10:18.09</dc:date>
    <meta:document-statistic meta:table-count="0" meta:image-count="0" meta:object-count="0" meta:page-count="1" meta:paragraph-count="5" meta:word-count="82" meta:character-count="562"/>
    <meta:user-defined meta:name="Info 1"/>
    <meta:user-defined meta:name="Info 2"/>
    <meta:user-defined meta:name="Info 3"/>
    <meta:user-defined meta:name="Info 4"/>
  </office:meta>
</office:document-meta>
</file>